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gif" manifest:full-path="Pictures/1000000000000191000001B0CA0EC3EA.gif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 fo:text-align="center">
        <style:tab-stops>
          <style:tab-stop style:position="0.78cm"/>
        </style:tab-stops>
      </style:paragraph-properties>
    </style:style>
    <style:style style:name="P5" style:family="paragraph">
      <style:paragraph-properties fo:text-align="start">
        <style:tab-stops>
          <style:tab-stop style:position="0.78cm"/>
        </style:tab-stops>
      </style:paragraph-properties>
    </style:style>
    <style:style style:name="P6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xml:id="id3"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</draw:text-box>
        </draw:frame>
        <draw:frame draw:style-name="gr2" draw:text-style-name="P3" draw:layer="layout" svg:width="25.2cm" svg:height="1.7cm" svg:x="1.4cm" svg:y="1.9cm">
          <draw:text-box>
            <text:p xml:id="id2" text:id="id2" text:style-name="P2"><text:span text:style-name="T2">Projekt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xml:id="id4" draw:id="id4">
        <office:forms form:automatic-focus="false" form:apply-design-mode="false"/>
        <draw:frame draw:style-name="gr4" draw:text-style-name="P6" draw:layer="layout" svg:width="25.2cm" svg:height="16cm" svg:x="1.4cm" svg:y="3.8cm">
          <draw:text-box>
            <text:p xml:id="id6" text:id="id6" text:style-name="P4"><text:span text:style-name="T1">Viel Spaß mit </text:span><text:span text:style-name="T3">sidux</text:span><text:span text:style-name="T1"> und eine interessante Zeit bei der FrOSCon 2012 in St. Augustin wünschen Ihnen:</text:span></text:p>
            <text:p text:style-name="P4"><text:span text:style-name="T1"/></text:p>
            <text:p xml:id="id7" text:id="id7" text:style-name="P5"><text:span text:style-name="T1"/></text:p>
            <text:p text:style-name="P4"><text:span text:style-name="T4">Karl</text:span><text:span text:style-name="T4"><text:tab/></text:span><text:span text:style-name="T4">Paul</text:span></text:p>
            <text:p xml:id="id8" text:id="id8" text:style-name="P4"><text:span text:style-name="T4"/></text:p>
            <text:p text:style-name="P4"><text:span text:style-name="T4">Peter <text:s text:c="2"/>Josef</text:span></text:p>
            <text:p text:style-name="P4"><text:span text:style-name="T4"/></text:p>
            <text:p xml:id="id9" text:id="id9" text:style-name="P4"><text:span text:style-name="T4">Jupp</text:span><text:span text:style-name="T4"><text:tab/></text:span><text:span text:style-name="T4"> Jüppchen</text:span></text:p>
            <text:p text:style-name="P5"><text:span text:style-name="T4"/></text:p>
            <text:p text:style-name="P4"><text:span text:style-name="T1">Ihr </text:span><text:span text:style-name="T3">sidux </text:span><text:span text:style-name="T5">e.V.</text:span><text:span text:style-name="T1"> Team</text:span></text:p>
          </draw:text-box>
        </draw:frame>
        <draw:frame draw:style-name="gr2" draw:text-style-name="P3" draw:layer="layout" svg:width="25.2cm" svg:height="1.7cm" svg:x="1.4cm" svg:y="1.9cm">
          <draw:text-box>
            <text:p xml:id="id5" text:id="id5" text:style-name="P2"><text:span text:style-name="T2">FrOSCon 2012</text:span>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transitionFilter smil:dur="0.5s" smil:targetElement="id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0;height" smil:keyTimes="0;1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MT7" style:family="text">
      <style:text-properties fo:color="#ff0000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SIGINT 2012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2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ber&gt;</text:page-number></text:span><text:span text:style-name="MT5"> von </text:span><text:span text:style-name="MT5"><text:page-count>2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10cm" svg:height="2.232cm" svg:x="1.5cm" svg:y="-0.2cm">
        <draw:text-box>
          <text:p><text:span text:style-name="MT6">sidux </text:span><text:span text:style-name="MT7">e.V.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5-22T17:35:12</dc:date>
    <meta:editing-duration>PT8H6M57S</meta:editing-duration>
    <meta:editing-cycles>60</meta:editing-cycles>
    <meta:generator>LibreOffice/3.5$Linux_X86_64 LibreOffice_project/350m1$Build-2</meta:generator>
    <meta:document-statistic meta:object-count="33"/>
  </office:meta>
</office:document-meta>
</file>